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85cm"/>
    </style:style>
    <style:style style:name="co2" style:family="table-column">
      <style:table-column-properties fo:break-before="auto" style:column-width="18.59cm"/>
    </style:style>
    <style:style style:name="co3" style:family="table-column">
      <style:table-column-properties fo:break-before="auto" style:column-width="12.778cm"/>
    </style:style>
    <style:style style:name="co4" style:family="table-column">
      <style:table-column-properties fo:break-before="auto" style:column-width="14.65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6.179cm"/>
    </style:style>
    <style:style style:name="co7" style:family="table-column">
      <style:table-column-properties fo:break-before="auto" style:column-width="7.844cm"/>
    </style:style>
    <style:style style:name="co8" style:family="table-column">
      <style:table-column-properties fo:break-before="auto" style:column-width="1.124cm"/>
    </style:style>
    <style:style style:name="co9" style:family="table-column">
      <style:table-column-properties fo:break-before="auto" style:column-width="2.633cm"/>
    </style:style>
    <style:style style:name="co10" style:family="table-column">
      <style:table-column-properties fo:break-before="auto" style:column-width="10.92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847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1">
      <style:table-cell-properties fo:border="0.002cm solid #000000"/>
    </style:style>
    <style:style style:name="ce2" style:family="table-cell" style:parent-style-name="Default">
      <style:table-cell-properties fo:background-color="#aecf00" fo:border="0.002cm solid #000000"/>
    </style:style>
    <style:style style:name="ce3" style:family="table-cell" style:parent-style-name="Default">
      <style:table-cell-properties fo:background-color="#ffcc99" fo:border="0.002cm solid #000000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ackground-color="#aecf00"/>
    </style:style>
    <style:style style:name="ce7" style:family="table-cell" style:parent-style-name="Heading1">
      <style:table-cell-properties fo:wrap-option="wrap" fo:border="0.002cm solid #000000"/>
    </style:style>
    <style:style style:name="ce8" style:family="table-cell" style:parent-style-name="Default">
      <style:table-cell-properties fo:background-color="#aecf00" fo:wrap-option="wrap" fo:border="0.002cm solid #000000"/>
    </style:style>
    <style:style style:name="ce9" style:family="table-cell" style:parent-style-name="Default">
      <style:table-cell-properties fo:background-color="#ffcc99" fo:wrap-option="wrap" fo:border="0.002cm solid #000000"/>
    </style:style>
    <style:style style:name="ce10" style:family="table-cell" style:parent-style-name="Default">
      <style:table-cell-properties fo:background-color="transparent" fo:wrap-option="wrap" fo:border="0.002cm solid #000000"/>
    </style:style>
    <style:style style:name="ce11" style:family="table-cell" style:parent-style-name="Default">
      <style:table-cell-properties fo:wrap-option="wrap" fo:border="0.002cm solid #000000"/>
    </style:style>
    <style:style style:name="ce12" style:family="table-cell" style:parent-style-name="Default">
      <style:table-cell-properties fo:background-color="#aecf00" fo:wrap-option="wrap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ackground-color="#aecf00" fo:border="0.002cm solid #000000"/>
      <style:text-properties style:use-window-font-color="true" style:font-name="Arial1" style:font-name-asian="AR PL UMing HK" style:font-name-complex="Arial1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-bottom="none" fo:border-left="0.088cm solid #000000" fo:border-right="none" fo:border-top="0.088cm solid #000000"/>
    </style:style>
    <style:style style:name="ce17" style:family="table-cell" style:parent-style-name="Default">
      <style:table-cell-properties fo:border-bottom="none" fo:border-left="0.088cm solid #000000" fo:border-right="none" fo:border-top="none"/>
    </style:style>
    <style:style style:name="ce18" style:family="table-cell" style:parent-style-name="Default">
      <style:table-cell-properties fo:border-bottom="0.088cm solid #000000" fo:border-left="0.088cm solid #000000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088cm solid #000000"/>
    </style:style>
    <style:style style:name="ce20" style:family="table-cell" style:parent-style-name="Default">
      <style:table-cell-properties fo:border-bottom="0.088cm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0.088cm solid #000000" fo:border-top="0.088cm solid #000000"/>
    </style:style>
    <style:style style:name="ce22" style:family="table-cell" style:parent-style-name="Default">
      <style:table-cell-properties fo:border-bottom="none" fo:border-left="none" fo:border-right="0.088cm solid #000000" fo:border-top="none"/>
    </style:style>
    <style:style style:name="ce23" style:family="table-cell" style:parent-style-name="Default">
      <style:table-cell-properties fo:border-bottom="0.088cm solid #000000" fo:border-left="none" fo:border-right="0.088cm solid #000000" fo:border-top="none"/>
    </style:style>
    <style:style style:name="ce24" style:family="table-cell" style:parent-style-name="Default">
      <style:table-cell-properties fo:border="none"/>
    </style:style>
  </office:automatic-styles>
  <office:body>
    <office:spreadsheet>
      <table:table table:name="Contenu" table:style-name="ta1" table:print="false"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CG</text:p>
          </table:table-cell>
          <table:table-cell table:style-name="ce7" office:value-type="string">
            <text:p>Sujet</text:p>
          </table:table-cell>
          <table:table-cell table:style-name="ce1" office:value-type="string">
            <text:p>Origine</text:p>
          </table:table-cell>
          <table:table-cell table:style-name="ce1" office:value-type="string">
            <text:p>Résultat</text:p>
          </table:table-cell>
          <table:table-cell table:number-columns-repeated="1020"/>
        </table:table-row>
        <table:table-row table:style-name="ro1">
          <table:table-cell table:style-name="ce2" office:value-type="float" office:value="93">
            <text:p>93</text:p>
          </table:table-cell>
          <table:table-cell table:style-name="ce8" office:value-type="string">
            <text:p>les champs pour les courriers EP,</text:p>
          </table:table-cell>
          <table:table-cell table:style-name="ce2" office:value-type="string">
            <text:p>Mail de Arnaud Auzolat du 26/10/2011 18:25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93">
            <text:p>93</text:p>
          </table:table-cell>
          <table:table-cell table:style-name="ce8" office:value-type="string">
            <text:p>le rang de passage en EP dans les dossiers sélectionnables pour passer en EP,</text:p>
          </table:table-cell>
          <table:table-cell table:style-name="ce2" office:value-type="string">
            <text:p>Mail de Arnaud Auzolat du 26/10/2011 18:25</text:p>
          </table:table-cell>
          <table:table-cell table:style-name="ce2" office:value-type="string">
            <text:p>Fait pour Nonrespectsanctionep93 et Signalementep93</text:p>
          </table:table-cell>
          <table:table-cell table:number-columns-repeated="1020"/>
        </table:table-row>
        <table:table-row table:style-name="ro2">
          <table:table-cell table:style-name="ce2" office:value-type="float" office:value="93">
            <text:p>93</text:p>
          </table:table-cell>
          <table:table-cell table:style-name="ce8" office:value-type="string">
            <text:p>l'ajout des origines des demandes de suspension (radié de PE, non renouvellement du CER, non contractualisation) dans l'onglet en question</text:p>
          </table:table-cell>
          <table:table-cell table:style-name="ce2" office:value-type="string">
            <text:p>Mail de Arnaud Auzolat du 26/10/2011 18:25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3" office:value-type="float" office:value="93">
            <text:p>93</text:p>
          </table:table-cell>
          <table:table-cell table:style-name="ce9" office:value-type="string">
            <text:p>Spécifications manquantes pour les courriers de décision (Signalementep93, Contratcomplexeep93)</text:p>
          </table:table-cell>
          <table:table-cell table:style-name="ce3" table:number-columns-repeated="2"/>
          <table:table-cell table:number-columns-repeated="1020"/>
        </table:table-row>
        <table:table-row table:style-name="ro4">
          <table:table-cell table:style-name="ce3" office:value-type="string">
            <text:p>Tous</text:p>
          </table:table-cell>
          <table:table-cell table:style-name="ce9" office:value-type="string">
            <text:p>Supprimer les fichichiers app/models/nonorientationproep.php, app/models/regressionorientationep.php, app/models/signalementep.php FIXME : + les svn del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2" office:value-type="float" office:value="93">
            <text:p>93</text:p>
          </table:table-cell>
          <table:table-cell table:style-name="ce8" office:value-type="string">
            <text:p>Erratum, mauvais fichier concernant les cohortes d'orientation 93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93">
            <text:p>93</text:p>
          </table:table-cell>
          <table:table-cell table:style-name="ce8" office:value-type="string">
            <text:p>Courrier prioritaire : notification_orientstruct_relance1.odt</text:p>
          </table:table-cell>
          <table:table-cell table:style-name="ce2" office:value-type="string">
            <text:p>20111018 - Courriers a revoir DSI et Adullact.xls</text:p>
          </table:table-cell>
          <table:table-cell table:style-name="ce2"/>
          <table:table-cell table:style-name="ce15" table:number-columns-repeated="1020"/>
        </table:table-row>
        <table:table-row table:style-name="ro1">
          <table:table-cell table:style-name="ce2" office:value-type="float" office:value="93">
            <text:p>93</text:p>
          </table:table-cell>
          <table:table-cell table:style-name="ce8" office:value-type="string">
            <text:p>Courrier prioritaire : notification_contratinsertion_relance1.odt</text:p>
          </table:table-cell>
          <table:table-cell table:style-name="ce2" office:value-type="string">
            <text:p>20111018 - Courriers a revoir DSI et Adullact.xls</text:p>
          </table:table-cell>
          <table:table-cell table:style-name="ce2"/>
          <table:table-cell table:style-name="ce15" table:number-columns-repeated="1020"/>
        </table:table-row>
        <table:table-row table:style-name="ro1">
          <table:table-cell table:style-name="ce3" office:value-type="float" office:value="93">
            <text:p>93</text:p>
          </table:table-cell>
          <table:table-cell table:style-name="ce9" office:value-type="string">
            <text:p>Courrier prioritaire : notification_radiepe_relance1.odt</text:p>
          </table:table-cell>
          <table:table-cell table:style-name="ce3" office:value-type="string">
            <text:p>20111018 - Courriers a revoir DSI et Adullact.xls</text:p>
          </table:table-cell>
          <table:table-cell table:style-name="ce3" office:value-type="string">
            <text:p>N'existe pas</text:p>
          </table:table-cell>
          <table:table-cell table:style-name="ce15" table:number-columns-repeated="1020"/>
        </table:table-row>
        <table:table-row table:style-name="ro1">
          <table:table-cell table:style-name="ce4" office:value-type="float" office:value="93">
            <text:p>93</text:p>
          </table:table-cell>
          <table:table-cell table:style-name="ce10" office:value-type="string">
            <text:p>Courrier prioritaire : XXXXXXXXXXXX/convocationep_participant.odt</text:p>
          </table:table-cell>
          <table:table-cell table:style-name="ce4" office:value-type="string">
            <text:p>20111018 - Courriers a revoir DSI et Adullact.xls</text:p>
          </table:table-cell>
          <table:table-cell table:style-name="ce4" office:value-type="string">
            <text:p>Voir point 1.a . de 20111024 - Relevé de décision réunion SIS CESDI DSI ADULLACT.doc</text:p>
          </table:table-cell>
          <table:table-cell table:style-name="ce15" table:number-columns-repeated="1020"/>
        </table:table-row>
        <table:table-row table:style-name="ro1">
          <table:table-cell table:style-name="ce4" office:value-type="float" office:value="93">
            <text:p>93</text:p>
          </table:table-cell>
          <table:table-cell table:style-name="ce10" office:value-type="string">
            <text:p>Courrier prioritaire : Commissionep/ordredujour_participant_93.odt</text:p>
          </table:table-cell>
          <table:table-cell table:style-name="ce4" office:value-type="string">
            <text:p>20111018 - Courriers a revoir DSI et Adullact.xls</text:p>
          </table:table-cell>
          <table:table-cell table:style-name="ce4"/>
          <table:table-cell table:style-name="ce15" table:number-columns-repeated="1020"/>
        </table:table-row>
        <table:table-row table:style-name="ro1">
          <table:table-cell table:style-name="ce2" office:value-type="float" office:value="93">
            <text:p>93</text:p>
          </table:table-cell>
          <table:table-cell table:style-name="ce8" office:value-type="string">
            <text:p>Courrier prioritaire : Nonrespectsanctionep93/decision_delai.odt</text:p>
          </table:table-cell>
          <table:table-cell table:style-name="ce2" office:value-type="string">
            <text:p>20111018 - Courriers a revoir DSI et Adullact.xls</text:p>
          </table:table-cell>
          <table:table-cell table:style-name="ce2"/>
          <table:table-cell table:style-name="ce15" table:number-columns-repeated="1020"/>
        </table:table-row>
        <table:table-row table:style-name="ro1">
          <table:table-cell table:style-name="ce2" office:value-type="float" office:value="93">
            <text:p>93</text:p>
          </table:table-cell>
          <table:table-cell table:style-name="ce8" office:value-type="string">
            <text:p>Courrier prioritaire : Nonrespectsanctionep93/decision_reduction_pdv</text:p>
          </table:table-cell>
          <table:table-cell table:style-name="ce2" office:value-type="string">
            <text:p>20111018 - Courriers a revoir DSI et Adullact.xls</text:p>
          </table:table-cell>
          <table:table-cell table:style-name="ce14" office:value-type="string">
            <text:p>Date Relance2 ne s'affiche pas ? (passagecommissionep_impressionconvocation)</text:p>
          </table:table-cell>
          <table:table-cell table:style-name="ce15" table:number-columns-repeated="1020"/>
        </table:table-row>
        <table:table-row table:style-name="ro1">
          <table:table-cell table:style-name="ce2" office:value-type="float" office:value="93">
            <text:p>93</text:p>
          </table:table-cell>
          <table:table-cell table:style-name="ce8" office:value-type="string">
            <text:p>Courrier prioritaire : Nonrespectsanctionep93/decision_reduction_ppae.odt</text:p>
          </table:table-cell>
          <table:table-cell table:style-name="ce2" office:value-type="string">
            <text:p>20111018 - Courriers a revoir DSI et Adullact.xls</text:p>
          </table:table-cell>
          <table:table-cell table:style-name="ce14" office:value-type="string">
            <text:p>Date Relance2 ne s'affiche pas ? (passagecommissionep_impressionconvocation)</text:p>
          </table:table-cell>
          <table:table-cell table:style-name="ce15" table:number-columns-repeated="1020"/>
        </table:table-row>
        <table:table-row table:style-name="ro1">
          <table:table-cell table:style-name="ce2" office:value-type="float" office:value="93">
            <text:p>93</text:p>
          </table:table-cell>
          <table:table-cell table:style-name="ce8" office:value-type="string">
            <text:p>Courrier prioritaire : Nonrespectsanctionep93/decision_remobilisation.odt</text:p>
          </table:table-cell>
          <table:table-cell table:style-name="ce2" office:value-type="string">
            <text:p>20111018 - Courriers a revoir DSI et Adullact.xls</text:p>
          </table:table-cell>
          <table:table-cell table:style-name="ce2" office:value-type="string">
            <text:p>remobilisation = annule, Nonrespectsanctionep93/decision_remobilisation.odt</text:p>
          </table:table-cell>
          <table:table-cell table:style-name="ce15" table:number-columns-repeated="1020"/>
        </table:table-row>
        <table:table-row table:style-name="ro1">
          <table:table-cell table:style-name="ce2" office:value-type="float" office:value="93">
            <text:p>93</text:p>
          </table:table-cell>
          <table:table-cell table:style-name="ce8" office:value-type="string">
            <text:p>Courrier prioritaire : decision_cg_annule.odt</text:p>
          </table:table-cell>
          <table:table-cell table:style-name="ce2" office:value-type="string">
            <text:p>20111018 - Courriers a revoir DSI et Adullact.xls</text:p>
          </table:table-cell>
          <table:table-cell table:style-name="ce2" office:value-type="string">
            <text:p><text:s/>XXXXXXXXXXXX/decision_annule.odt</text:p>
          </table:table-cell>
          <table:table-cell table:style-name="ce15" table:number-columns-repeated="1020"/>
        </table:table-row>
        <table:table-row table:style-name="ro1">
          <table:table-cell table:style-name="ce2" office:value-type="float" office:value="93">
            <text:p>93</text:p>
          </table:table-cell>
          <table:table-cell table:style-name="ce8" office:value-type="string">
            <text:p>Courrier prioritaire : decision_cg_reporte.odt</text:p>
          </table:table-cell>
          <table:table-cell table:style-name="ce2" office:value-type="string">
            <text:p>20111018 - Courriers a revoir DSI et Adullact.xls</text:p>
          </table:table-cell>
          <table:table-cell table:style-name="ce2" office:value-type="string">
            <text:p><text:s/>XXXXXXXXXXXX/decision_reporte.odt</text:p>
          </table:table-cell>
          <table:table-cell table:style-name="ce15" table:number-columns-repeated="1020"/>
        </table:table-row>
        <table:table-row table:style-name="ro5">
          <table:table-cell table:style-name="ce2" office:value-type="float" office:value="93">
            <text:p>93</text:p>
          </table:table-cell>
          <table:table-cell table:style-name="ce8" office:value-type="string">
            <text:p>1.a. Remplacer le courrier générique de convocation au 1er passage en EP qui s’appelle « convocationep_beneficiaire.odt » par les courriers envoyés par le SIS par type de public.</text:p>
          </table:table-cell>
          <table:table-cell table:style-name="ce2" office:value-type="string">
            <text:p>20111024 - Relevé de décision réunion SIS CESDI DSI ADULLACT.doc</text:p>
          </table:table-cell>
          <table:table-cell table:style-name="ce2" office:value-type="string">
            <text:p>Contratcomplexeep93/convocationep_beneficiaire.odt</text:p>
            <text:p>Nonorientationproep93/convocationep_beneficiaire.odt</text:p>
            <text:p>Nonrespectsanctionep93/convocationep_beneficiaire.odt</text:p>
            <text:p>Reorientationep93/convocationep_beneficiaire.odt</text:p>
            <text:p>Signalementep93/convocationep_beneficiaire.odt</text:p>
          </table:table-cell>
          <table:table-cell table:number-columns-repeated="1020"/>
        </table:table-row>
        <table:table-row table:style-name="ro1">
          <table:table-cell table:style-name="ce2" office:value-type="float" office:value="93">
            <text:p>93</text:p>
          </table:table-cell>
          <table:table-cell table:style-name="ce8" office:value-type="string">
            <text:p>1.b. Mettre à disposition du CG93 un champ de courrier « Date_impression_convocation_EP »</text:p>
          </table:table-cell>
          <table:table-cell table:style-name="ce2" office:value-type="string">
            <text:p>20111024 - Relevé de décision réunion SIS CESDI DSI ADULLACT.doc</text:p>
          </table:table-cell>
          <table:table-cell table:style-name="ce2" office:value-type="string">
            <text:p>passagecommissionep_impressionconvocation</text:p>
          </table:table-cell>
          <table:table-cell table:number-columns-repeated="1020"/>
        </table:table-row>
        <table:table-row table:style-name="ro2">
          <table:table-cell table:style-name="ce2" office:value-type="float" office:value="93">
            <text:p>93</text:p>
          </table:table-cell>
          <table:table-cell table:style-name="ce8" office:value-type="string">
            <text:p>1.c. Le champ de courrier « Date_impression_convocation_EP » <text:s/>sera utilisé pour tous les courriers de décision dans « Arbitrage CG ».</text:p>
          </table:table-cell>
          <table:table-cell table:style-name="ce2" office:value-type="string">
            <text:p>20111024 - Relevé de décision réunion SIS CESDI DSI ADULLACT.doc</text:p>
          </table:table-cell>
          <table:table-cell table:style-name="ce2" office:value-type="string">
            <text:p>passagecommissionep_impressionconvocation</text:p>
          </table:table-cell>
          <table:table-cell table:number-columns-repeated="1020"/>
        </table:table-row>
        <table:table-row table:style-name="ro1">
          <table:table-cell table:style-name="ce2" office:value-type="float" office:value="93">
            <text:p>93</text:p>
          </table:table-cell>
          <table:table-cell table:style-name="ce8" office:value-type="string">
            <text:p>1.d. Dans le courrier «ordredujour_participant_93 » le bloc « adresse » ne s’affichent pas</text:p>
          </table:table-cell>
          <table:table-cell table:style-name="ce2" office:value-type="string">
            <text:p>20111024 - Relevé de décision réunion SIS CESDI DSI ADULLACT.doc</text:p>
          </table:table-cell>
          <table:table-cell table:style-name="ce2" office:value-type="string">
            <text:p>Passer le patch patch-2.0-rc19-4.sql (lignes 13 à18)</text:p>
          </table:table-cell>
          <table:table-cell table:number-columns-repeated="1020"/>
        </table:table-row>
        <table:table-row table:style-name="ro1">
          <table:table-cell table:style-name="ce2" office:value-type="float" office:value="93">
            <text:p>93</text:p>
          </table:table-cell>
          <table:table-cell table:style-name="ce8" office:value-type="string">
            <text:p>1.e. Dans le courrier « decision_accepte_poleemploi.odt », la date de l’EP génère des chiffres et non une date.</text:p>
          </table:table-cell>
          <table:table-cell table:style-name="ce2" office:value-type="string">
            <text:p>20111024 - Relevé de décision réunion SIS CESDI DSI ADULLACT.doc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93">
            <text:p>93</text:p>
          </table:table-cell>
          <table:table-cell table:style-name="ce8" office:value-type="string">
            <text:p>2. Dans la commission EP, au moment de la constitution de l’ordre du jour (sélection des bénéficiaires), il faut faire afficher « le Rang de passage en EP » afin de faciliter la sélection des dossiers.</text:p>
          </table:table-cell>
          <table:table-cell table:style-name="ce2" office:value-type="string">
            <text:p>20111024 - Relevé de décision réunion SIS CESDI DSI ADULLACT.doc</text:p>
          </table:table-cell>
          <table:table-cell table:style-name="ce2" office:value-type="string">
            <text:p>Fait pour Nonrespectsanctionep93 et Signalementep93</text:p>
          </table:table-cell>
          <table:table-cell table:number-columns-repeated="1020"/>
        </table:table-row>
        <table:table-row table:style-name="ro2">
          <table:table-cell table:style-name="ce2" office:value-type="float" office:value="93">
            <text:p>93</text:p>
          </table:table-cell>
          <table:table-cell table:style-name="ce8" office:value-type="string">
            <text:p>4.a. Pour le courrier « ordredujour_participant_93.odt » et « convocationep_participant.odt », mettre à disposition du CG93 les champs de courrier suivants : « adresse_mail_commission_EP »</text:p>
          </table:table-cell>
          <table:table-cell table:style-name="ce2" office:value-type="string">
            <text:p>20111024 - Relevé de décision réunion SIS CESDI DSI ADULLACT.doc</text:p>
          </table:table-cell>
          <table:table-cell table:style-name="ce2" office:value-type="string">
            <text:p>commissionep_ep_adressemail</text:p>
          </table:table-cell>
          <table:table-cell table:number-columns-repeated="1020"/>
        </table:table-row>
        <table:table-row table:style-name="ro2">
          <table:table-cell table:style-name="ce5" office:value-type="float" office:value="93">
            <text:p>93</text:p>
          </table:table-cell>
          <table:table-cell table:style-name="ce11" office:value-type="string">
            <text:p>4.b. Suite à l’arbitrage EP, demande de reformuler le motif de décision dans les courriers suivants (cf les modèles et les propositions de formulation) : Parcours social sans réorientation, Contrat complexe, Non respect du CER.</text:p>
          </table:table-cell>
          <table:table-cell table:style-name="ce4" office:value-type="string">
            <text:p>20111024 - Relevé de décision réunion SIS CESDI DSI ADULLACT.doc</text:p>
          </table:table-cell>
          <table:table-cell table:style-name="ce5"/>
          <table:table-cell table:number-columns-repeated="1020"/>
        </table:table-row>
        <table:table-row table:style-name="ro6">
          <table:table-cell table:style-name="ce5" office:value-type="float" office:value="93">
            <text:p>93</text:p>
          </table:table-cell>
          <table:table-cell table:style-name="ce11" office:value-type="string">
            <text:p>6. A l'étape 2. « Constitution de la commission », Dans Synthèse, on a la possibilité d'imprimer la Fiche synthétique. Ce courrier est le même qu'à l'étape 3 " Arbitrage d'une commission d'EP". Serait-il possible d'avoir 2 courriers différents avec les mêmes codes champs?</text:p>
          </table:table-cell>
          <table:table-cell table:style-name="ce4" office:value-type="string">
            <text:p>20111024 - Relevé de décision réunion SIS CESDI DSI ADULLACT.doc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>
            <text:p>Tous</text:p>
          </table:table-cell>
          <table:table-cell table:style-name="ce8" office:value-type="string">
            <text:p>Ajout du champ modeleodt_path aux données passées aux éditions, lorsque debug &gt; 0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Tous</text:p>
          </table:table-cell>
          <table:table-cell table:style-name="ce8" office:value-type="string">
            <text:p>Ajout des champs du foyer et de l'utilisateur aux données passées aux éditions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5" office:value-type="float" office:value="93">
            <text:p>93</text:p>
          </table:table-cell>
          <table:table-cell table:style-name="ce11" office:value-type="string">
            <text:p>Remettre le CER dans l'état dans lequel il était en version 2.0.6</text:p>
          </table:table-cell>
          <table:table-cell table:style-name="ce5" office:value-type="string">
            <text:p>Mail de Sammy « Re: [Fwd: nouveau CER et V2.0.7] » du 14/11/2011 à 17:39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6" office:value-type="string">
            <text:p>Tous</text:p>
          </table:table-cell>
          <table:table-cell table:style-name="ce12" office:value-type="string">
            <text:p>Simplification du code des thématiques d'EP, amélioration des performances (courriers) pour les thématiques d'EP</text:p>
          </table:table-cell>
          <table:table-cell table:style-name="ce6" table:number-columns-repeated="2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mps convocation 93" table:style-name="ta1" table:print="false">
        <table:table-column table:style-name="co6" table:default-cell-style-name="ce17"/>
        <table:table-column table:style-name="co7" table:default-cell-style-name="Default"/>
        <table:table-column table:style-name="co8" table:default-cell-style-name="Default"/>
        <table:table-column table:style-name="co9" table:default-cell-style-name="ce22"/>
        <table:table-row table:style-name="ro1">
          <table:table-cell table:style-name="Heading1" office:value-type="string">
            <text:p>Thématique</text:p>
          </table:table-cell>
          <table:table-cell table:style-name="Heading1" office:value-type="string">
            <text:p>Nom</text:p>
          </table:table-cell>
          <table:table-cell table:style-name="Heading1" office:value-type="string">
            <text:p>Type</text:p>
          </table:table-cell>
          <table:table-cell table:style-name="Heading1" office:value-type="string">
            <text:p>Remarques</text:p>
          </table:table-cell>
        </table:table-row>
        <table:table-row table:style-name="ro1">
          <table:table-cell table:style-name="ce16" office:value-type="string">
            <text:p>Toutes</text:p>
          </table:table-cell>
          <table:table-cell table:style-name="ce19" office:value-type="string">
            <text:p>passagecommissionep_id</text:p>
          </table:table-cell>
          <table:table-cell table:style-name="ce19" office:value-type="string">
            <text:p>text</text:p>
          </table:table-cell>
          <table:table-cell table:style-name="ce21"/>
        </table:table-row>
        <table:table-row table:style-name="ro1">
          <table:table-cell office:value-type="string">
            <text:p>Toutes</text:p>
          </table:table-cell>
          <table:table-cell office:value-type="string">
            <text:p>passagecommissionep_commission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assagecommissionep_dossier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assagecommissionep_etatdossierep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assagecommissionep_impressiondecision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assagecommissionep_impressionconvocation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assagecommissionep_us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identifia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na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dateseance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dateseance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sall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observation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lieuseanc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adresseseanc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codepostalseanc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villeseanc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etatcommissionep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raisonannula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chargesuiv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gestionnaireba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gestionnairebada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grou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serviceinstructeu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userna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passwor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no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preno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date_naissance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date_deb_hab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date_fin_hab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numte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filtre_zone_ge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num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type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nom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complad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codepo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vill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isgestionnai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sensibili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ep_personn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ep_themeep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ep_creat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ep_creat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ep_modifi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ep_modifi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foy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qua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no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preno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nomna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prenom2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prenom3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nomcomna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dtnai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rgna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typedtna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ni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topvale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sex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nat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dtnat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pieecpre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idassedi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numagenpoleemplo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dtinscpoleemplo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numfix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numpor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haspiecejoin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foy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foyer_dossi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foyer_sitfa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foyer_ddsitfam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foyer_typeocclo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foyer_mtvallocter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foyer_mtvalloclo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foyer_contefichliairsa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foyer_mtestrsa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foyer_raisoctieelectdo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foyer_regagrifa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numdemrsa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dtdemrsa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dtdemrmi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numdepinsrm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typeinsrm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numcominsrm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numagrinsrm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numdosinsrm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numcl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numor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fonor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matricul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statudemrsa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typepar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idepar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fonorgcedmu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numorgcedmu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matriculeorgcedmu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ddarrmut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codeposanchab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fonorgprenmu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numorgprenmu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dddepamu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detaildroitrsa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avispcgdroitrsa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organism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num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type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nom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complidead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complad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lieudis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numcomra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numcompt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codepo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locaad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pay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cant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typere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topreset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foyer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table:style-name="ce18" office:value-type="string">
            <text:p>Toutes</text:p>
          </table:table-cell>
          <table:table-cell table:style-name="ce20" office:value-type="string">
            <text:p>modeleodt_path</text:p>
          </table:table-cell>
          <table:table-cell table:style-name="ce20" office:value-type="string">
            <text:p>text</text:p>
          </table:table-cell>
          <table:table-cell table:style-name="ce23" office:value-type="string">
            <text:p>SSI debug &gt; 0</text:p>
          </table:table-cell>
        </table:table-row>
        <table:table-row table:style-name="ro1">
          <table:table-cell table:style-name="ce16" office:value-type="string">
            <text:p>CER complexes</text:p>
          </table:table-cell>
          <table:table-cell table:style-name="ce19" office:value-type="string">
            <text:p>contratcomplexeep93_id</text:p>
          </table:table-cell>
          <table:table-cell table:style-name="ce19" office:value-type="string">
            <text:p>text</text:p>
          </table:table-cell>
          <table:table-cell table:style-name="ce21"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complexeep93_dossier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complexeep93_contratinsertion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complexeep93_creat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complexeep93_creat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complexeep93_modifi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complexeep93_modifi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personn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typocontra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dd_ci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df_ci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diplome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form_comp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expr_pro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aut_expr_pro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rg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actions_prev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obsta_ren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service_soutie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pers_charg_suiv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objectifs_fixe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engag_objec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sect_acti_emp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emp_occup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duree_hebdo_emp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nat_cont_trav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duree_cd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duree_enga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nature_proje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observ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decision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datevalidation_ci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date_saisi_ci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lieu_saisi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emp_trouv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forme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commentaire_ac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raison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aviseqplur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sitfam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sitpro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observ_bene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refer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avisraison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type_demand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num_contra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typeinser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bilancontra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engag_object_refer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outilsmobilise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outilsamobilise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niveausalai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zonegeographiqu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autreavisradia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autreavissuspens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datesuspensionparticulie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dateradiationparticulie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faitsuitea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positionce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creat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creat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modifi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modifi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current_ac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haspiecejoin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avena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sitfa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typeocclo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persacharg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cmu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cmu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objetcerprecaut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lib_stru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num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type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nom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code_posta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vill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code_inse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filtre_zone_ge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contratengagem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ap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orienta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pd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table:style-name="ce18" office:value-type="string">
            <text:p>CER complexes</text:p>
          </table:table-cell>
          <table:table-cell table:style-name="ce20" office:value-type="string">
            <text:p>structurereferente_numtel</text:p>
          </table:table-cell>
          <table:table-cell table:style-name="ce20" office:value-type="string">
            <text:p>text</text:p>
          </table:table-cell>
          <table:table-cell table:style-name="ce23"/>
        </table:table-row>
        <table:table-row table:style-name="ro1">
          <table:table-cell table:style-name="ce16" office:value-type="string">
            <text:p>Parcours Social sans réorientation</text:p>
          </table:table-cell>
          <table:table-cell table:style-name="ce19" office:value-type="string">
            <text:p>nonorientationproep93_id</text:p>
          </table:table-cell>
          <table:table-cell table:style-name="ce19" office:value-type="string">
            <text:p>text</text:p>
          </table:table-cell>
          <table:table-cell table:style-name="ce21"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nonorientationproep93_dossier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nonorientationproep93_orientstruc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nonorientationproep93_creat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nonorientationproep93_creat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nonorientationproep93_modifi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nonorientationproep93_modifi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nonorientationproep93_us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personn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propo_alg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valid_c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date_propo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date_vali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statut_ori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date_impression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daterelanc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statutrelanc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date_impression_relanc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refer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etatori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rgori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structureorienta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referentorienta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us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haspiecejoin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origin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typeorient_parent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typeorient_lib_type_ori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typeorient_modele_noti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typeorient_modele_notif_cohor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typeorient_acti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lib_stru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num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type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nom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code_posta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vill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code_inse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filtre_zone_ge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contratengagem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ap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orienta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pd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table:style-name="ce18" office:value-type="string">
            <text:p>Parcours Social sans réorientation</text:p>
          </table:table-cell>
          <table:table-cell table:style-name="ce20" office:value-type="string">
            <text:p>structurereferente_numtel</text:p>
          </table:table-cell>
          <table:table-cell table:style-name="ce20" office:value-type="string">
            <text:p>text</text:p>
          </table:table-cell>
          <table:table-cell table:style-name="ce23"/>
        </table:table-row>
        <table:table-row table:style-name="ro1">
          <table:table-cell table:style-name="ce16" office:value-type="string">
            <text:p>Demandes de suspension</text:p>
          </table:table-cell>
          <table:table-cell table:style-name="ce19" office:value-type="string">
            <text:p>nonrespectsanctionep93_id</text:p>
          </table:table-cell>
          <table:table-cell table:style-name="ce19" office:value-type="string">
            <text:p>text</text:p>
          </table:table-cell>
          <table:table-cell table:style-name="ce21"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dossier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propopdo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orientstruc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contratinsertion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origin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rgpassag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sortienvcontra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activ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creat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creat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modifi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modifi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table:style-name="ce18" office:value-type="string">
            <text:p>Demandes de suspension</text:p>
          </table:table-cell>
          <table:table-cell table:style-name="ce20" office:value-type="string">
            <text:p>nonrespectsanctionep93_historiqueetatpe_id</text:p>
          </table:table-cell>
          <table:table-cell table:style-name="ce20" office:value-type="string">
            <text:p>text</text:p>
          </table:table-cell>
          <table:table-cell table:style-name="ce23"/>
        </table:table-row>
        <table:table-row table:style-name="ro1">
          <table:table-cell table:style-name="ce16" office:value-type="string">
            <text:p>Réorientations</text:p>
          </table:table-cell>
          <table:table-cell table:style-name="ce19" office:value-type="string">
            <text:p>reorientationep93_id</text:p>
          </table:table-cell>
          <table:table-cell table:style-name="ce19" office:value-type="string">
            <text:p>text</text:p>
          </table:table-cell>
          <table:table-cell table:style-name="ce21"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dossier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orientstruc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datedemande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refer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motifreorientep93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commentai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accordaccuei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desaccordaccuei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accordallocatai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urg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creat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creat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modifi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modifi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us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typeorient_parent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typeorient_lib_type_ori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typeorient_modele_noti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typeorient_modele_notif_cohor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typeorient_acti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_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_lib_stru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_num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_type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_nom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_code_posta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_vill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_code_inse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_filtre_zone_ge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_contratengagem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_ap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_orienta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_pd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table:style-name="ce18" office:value-type="string">
            <text:p>Réorientations</text:p>
          </table:table-cell>
          <table:table-cell table:style-name="ce20" office:value-type="string">
            <text:p>structurereferente_numtel</text:p>
          </table:table-cell>
          <table:table-cell table:style-name="ce20" office:value-type="string">
            <text:p>text</text:p>
          </table:table-cell>
          <table:table-cell table:style-name="ce23"/>
        </table:table-row>
        <table:table-row table:style-name="ro1">
          <table:table-cell table:style-name="ce16" office:value-type="string">
            <text:p>Non respect du CER</text:p>
          </table:table-cell>
          <table:table-cell table:style-name="ce19" office:value-type="string">
            <text:p>signalementep93_id</text:p>
          </table:table-cell>
          <table:table-cell table:style-name="ce19" office:value-type="string">
            <text:p>text</text:p>
          </table:table-cell>
          <table:table-cell table:style-name="ce21"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ignalementep93_contratinsertion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ignalementep93_moti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ignalementep93_date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ignalementep93_ran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ignalementep93_creat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ignalementep93_creat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ignalementep93_modifi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ignalementep93_modifi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ignalementep93_dossier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personn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typocontra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dd_ci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df_ci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diplome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form_comp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expr_pro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aut_expr_pro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rg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actions_prev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obsta_ren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service_soutie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pers_charg_suiv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objectifs_fixe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engag_objec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sect_acti_emp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emp_occup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duree_hebdo_emp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nat_cont_trav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duree_cd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duree_enga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nature_proje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observ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decision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datevalidation_ci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date_saisi_ci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lieu_saisi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emp_trouv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forme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commentaire_ac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raison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aviseqplur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sitfam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sitpro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observ_bene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refer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avisraison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type_demand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num_contra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typeinser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bilancontra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engag_object_refer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outilsmobilise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outilsamobilise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niveausalai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zonegeographiqu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autreavisradia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autreavissuspens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datesuspensionparticulie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dateradiationparticulie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faitsuitea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positionce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creat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creat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modifi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modifi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current_ac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haspiecejoin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avena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sitfa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typeocclo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persacharg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cmu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cmu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contratinsertion_objetcerprecaut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tructurereferente_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tructurereferente_lib_stru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tructurereferente_num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tructurereferente_type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tructurereferente_nom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tructurereferente_code_posta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tructurereferente_vill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tructurereferente_code_inse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tructurereferente_filtre_zone_ge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tructurereferente_contratengagem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tructurereferente_ap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tructurereferente_orienta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tructurereferente_pd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table:style-name="ce18" office:value-type="string">
            <text:p>Non respect du CER</text:p>
          </table:table-cell>
          <table:table-cell table:style-name="ce20" office:value-type="string">
            <text:p>structurereferente_numtel</text:p>
          </table:table-cell>
          <table:table-cell table:style-name="ce20" office:value-type="string">
            <text:p>text</text:p>
          </table:table-cell>
          <table:table-cell table:style-name="ce23"/>
        </table:table-row>
      </table:table>
      <table:table table:name="Champs décisions 93" table:style-name="ta1" table:print="false">
        <table:table-column table:style-name="co6" table:default-cell-style-name="ce17"/>
        <table:table-column table:style-name="co10" table:default-cell-style-name="Default"/>
        <table:table-column table:style-name="co5" table:default-cell-style-name="Default"/>
        <table:table-column table:style-name="co9" table:default-cell-style-name="ce22"/>
        <table:table-row table:style-name="ro1">
          <table:table-cell table:style-name="Heading1" office:value-type="string">
            <text:p>Thématique</text:p>
          </table:table-cell>
          <table:table-cell table:style-name="Heading1" office:value-type="string">
            <text:p>Nom</text:p>
          </table:table-cell>
          <table:table-cell table:style-name="Heading1" office:value-type="string">
            <text:p>Type</text:p>
          </table:table-cell>
          <table:table-cell table:style-name="Heading1" office:value-type="string">
            <text:p>Remarques</text:p>
          </table:table-cell>
        </table:table-row>
        <table:table-row table:style-name="ro1">
          <table:table-cell table:style-name="ce16" office:value-type="string">
            <text:p>Toutes</text:p>
          </table:table-cell>
          <table:table-cell table:style-name="ce19" office:value-type="string">
            <text:p>passagecommissionep_id</text:p>
          </table:table-cell>
          <table:table-cell table:style-name="ce19" office:value-type="string">
            <text:p>text</text:p>
          </table:table-cell>
          <table:table-cell table:style-name="ce21"/>
        </table:table-row>
        <table:table-row table:style-name="ro1">
          <table:table-cell office:value-type="string">
            <text:p>Toutes</text:p>
          </table:table-cell>
          <table:table-cell office:value-type="string">
            <text:p>passagecommissionep_commission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assagecommissionep_dossier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assagecommissionep_etatdossierep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assagecommissionep_impressiondecision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assagecommissionep_impressionconvocation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assagecommissionep_us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identifia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na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dateseance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dateseance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sall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observation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lieuseanc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adresseseanc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codepostalseanc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villeseanc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etatcommissionep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raisonannula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chargesuiv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gestionnaireba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commissionep_gestionnairebada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ep_personn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ep_themeep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ep_creat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ep_creat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ep_modifi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ep_modifi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foy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qua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no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preno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nomna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prenom2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prenom3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nomcomna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dtnai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rgna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typedtna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ni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topvale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sex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nat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dtnat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pieecpre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idassedi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numagenpoleemplo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dtinscpoleemplo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numfix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numpor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personne_haspiecejoin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foy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foyer_dossi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foyer_sitfa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foyer_ddsitfam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foyer_typeocclo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foyer_mtvallocter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foyer_mtvalloclo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foyer_contefichliairsa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foyer_mtestrsa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foyer_raisoctieelectdo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foyer_regagrifa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numdemrsa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dtdemrsa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dtdemrmi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numdepinsrm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typeinsrm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numcominsrm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numagrinsrm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numdosinsrm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numcl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numor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fonor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matricul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statudemrsa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typepar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idepar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fonorgcedmu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numorgcedmu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matriculeorgcedmu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ddarrmut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codeposanchab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fonorgprenmu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numorgprenmu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dddepamu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detaildroitrsa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avispcgdroitrsa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dossier_organism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foy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foyer_adress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foyer_foy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foyer_rgad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foyer_dtemm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foyer_typead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num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type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nom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complidead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complad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lieudis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numcomra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numcompt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codepo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locaad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pay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cant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typere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topreset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adresse_foyer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grou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serviceinstructeu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userna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passwor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no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preno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date_naissance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date_deb_hab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date_fin_hab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numte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filtre_zone_ge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num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type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nom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complad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codepo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vill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isgestionnai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sensibili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table:style-name="ce18" office:value-type="string">
            <text:p>Toutes</text:p>
          </table:table-cell>
          <table:table-cell table:style-name="ce20" office:value-type="string">
            <text:p>modeleodt_path</text:p>
          </table:table-cell>
          <table:table-cell table:style-name="ce20" office:value-type="string">
            <text:p>text</text:p>
          </table:table-cell>
          <table:table-cell table:style-name="ce23" office:value-type="string">
            <text:p>SSI debug &gt; 0</text:p>
          </table:table-cell>
        </table:table-row>
        <table:table-row table:style-name="ro1">
          <table:table-cell table:style-name="ce16" office:value-type="string">
            <text:p>CER complexes</text:p>
          </table:table-cell>
          <table:table-cell table:style-name="ce19" office:value-type="string">
            <text:p>contratcomplexeep93_id</text:p>
          </table:table-cell>
          <table:table-cell table:style-name="ce19" office:value-type="string">
            <text:p>text</text:p>
          </table:table-cell>
          <table:table-cell table:style-name="ce21"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complexeep93_dossier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complexeep93_contratinsertion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complexeep93_creat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complexeep93_creat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complexeep93_modifi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complexeep93_modifi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decisioncontratcomplexeep93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decisioncontratcomplexeep93_passagecommission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decisioncontratcomplexeep93_etap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decisioncontratcomplexeep93_decis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decisioncontratcomplexeep93_observ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decisioncontratcomplexeep93_datevalidation_ci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decisioncontratcomplexeep93_raisonnonpassag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decisioncontratcomplexeep93_creat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decisioncontratcomplexeep93_creat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decisioncontratcomplexeep93_modifi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decisioncontratcomplexeep93_modifi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decisioncontratcomplexeep93_decisionpc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decisioncontratcomplexeep93_commentai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decisioncontratcomplexeep93_us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personn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typocontra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dd_ci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df_ci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diplome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form_comp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expr_pro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aut_expr_pro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rg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actions_prev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obsta_ren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service_soutie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pers_charg_suiv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objectifs_fixe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engag_objec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sect_acti_emp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emp_occup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duree_hebdo_emp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nat_cont_trav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duree_cd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duree_enga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nature_proje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observ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decision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datevalidation_ci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date_saisi_ci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lieu_saisi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emp_trouv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forme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commentaire_ac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raison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aviseqplur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sitfam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sitpro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observ_bene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refer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avisraison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type_demand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num_contra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typeinser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bilancontra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engag_object_refer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outilsmobilise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outilsamobilise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niveausalai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zonegeographiqu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autreavisradia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autreavissuspens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datesuspensionparticulie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dateradiationparticulie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faitsuitea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positionce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creat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creat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modifi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modifi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current_ac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haspiecejoin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avena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sitfa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typeocclo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persacharg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cmu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cmu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contratinsertion_objetcerprecaut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lib_stru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num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type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nom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code_posta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vill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code_inse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filtre_zone_ge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contratengagem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ap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orienta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CER complexes</text:p>
          </table:table-cell>
          <table:table-cell office:value-type="string">
            <text:p>structurereferente_pd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table:style-name="ce18" office:value-type="string">
            <text:p>CER complexes</text:p>
          </table:table-cell>
          <table:table-cell table:style-name="ce20" office:value-type="string">
            <text:p>structurereferente_numtel</text:p>
          </table:table-cell>
          <table:table-cell table:style-name="ce20" office:value-type="string">
            <text:p>text</text:p>
          </table:table-cell>
          <table:table-cell table:style-name="ce23"/>
        </table:table-row>
        <table:table-row table:style-name="ro1">
          <table:table-cell table:style-name="ce16" office:value-type="string">
            <text:p>Parcours Social sans réorientation</text:p>
          </table:table-cell>
          <table:table-cell table:style-name="ce19" office:value-type="string">
            <text:p>nonorientationproep93_id</text:p>
          </table:table-cell>
          <table:table-cell table:style-name="ce19" office:value-type="string">
            <text:p>text</text:p>
          </table:table-cell>
          <table:table-cell table:style-name="ce21"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nonorientationproep93_dossier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nonorientationproep93_orientstruc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nonorientationproep93_creat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nonorientationproep93_creat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nonorientationproep93_modifi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nonorientationproep93_modifi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nonorientationproep93_us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_etap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_decis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_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_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_commentai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_creat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_creat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_modifi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_modifi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_passagecommission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_raisonnonpassag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_decisionpc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_us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personn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propo_alg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valid_c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date_propo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date_vali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statut_ori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date_impression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daterelanc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statutrelanc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date_impression_relanc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refer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etatori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rgori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structureorienta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referentorienta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us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haspiecejoin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orientstruct_origin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typeorient_parent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typeorient_lib_type_ori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typeorient_modele_noti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typeorient_modele_notif_cohor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typeorient_acti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lib_stru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num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type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nom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code_posta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vill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code_inse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filtre_zone_ge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contratengagem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ap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orienta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pd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structurereferente_numte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refer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referent_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referent_no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referent_preno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referent_numero_pos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referent_emai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referent_qua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referent_fonc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typeorient_parent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typeorient_lib_type_ori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typeorient_modele_noti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typeorient_modele_notif_cohor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typeorient_acti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structurereferente_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structurereferente_lib_stru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structurereferente_num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structurereferente_type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structurereferente_nom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structurereferente_code_posta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structurereferente_vill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structurereferente_code_inse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structurereferente_filtre_zone_g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structurereferente_contratengage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structurereferente_ap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structurereferente_orienta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Parcours Social sans réorientation</text:p>
          </table:table-cell>
          <table:table-cell office:value-type="string">
            <text:p>decisionnonorientationproep93structurereferente_pd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table:style-name="ce18" office:value-type="string">
            <text:p>Parcours Social sans réorientation</text:p>
          </table:table-cell>
          <table:table-cell table:style-name="ce20" office:value-type="string">
            <text:p>decisionnonorientationproep93structurereferente_numtel</text:p>
          </table:table-cell>
          <table:table-cell table:style-name="ce20" office:value-type="string">
            <text:p>text</text:p>
          </table:table-cell>
          <table:table-cell table:style-name="ce23"/>
        </table:table-row>
        <table:table-row table:style-name="ro1">
          <table:table-cell table:style-name="ce16" office:value-type="string">
            <text:p>Demandes de suspension</text:p>
          </table:table-cell>
          <table:table-cell table:style-name="ce19" office:value-type="string">
            <text:p>nonrespectsanctionep93_id</text:p>
          </table:table-cell>
          <table:table-cell table:style-name="ce19" office:value-type="string">
            <text:p>text</text:p>
          </table:table-cell>
          <table:table-cell table:style-name="ce21"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dossier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propopdo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orientstruc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contratinsertion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origin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rgpassag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sortienvcontra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activ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creat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creat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modifi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modifi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historiqueetatp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nonrespectsanctionep93_datedelaisuppl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decisionnonrespectsanctionep93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decisionnonrespectsanctionep93_etap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decisionnonrespectsanctionep93_decis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decisionnonrespectsanctionep93_montantreduc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decisionnonrespectsanctionep93_dureesursi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decisionnonrespectsanctionep93_commentai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decisionnonrespectsanctionep93_creat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decisionnonrespectsanctionep93_creat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decisionnonrespectsanctionep93_modifi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decisionnonrespectsanctionep93_modifi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decisionnonrespectsanctionep93_passagecommission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decisionnonrespectsanctionep93_raisonnonpassag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decisionnonrespectsanctionep93_decisionpc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decisionnonrespectsanctionep93_us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decisionnonrespectsanctionep93_datefinsursis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decisionnonrespectsanctionep93_moisdebutsanction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orientstruc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orientstruct_personn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orientstruct_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orientstruct_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orientstruct_propo_alg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orientstruct_valid_c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orientstruct_date_prop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orientstruct_date_val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orientstruct_statut_ori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orientstruct_date_impress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orientstruct_daterelanc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orientstruct_statutrelanc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orientstruct_date_impression_relanc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orientstruct_refer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orientstruct_etatori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orientstruct_rgori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orientstruct_structureorienta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orientstruct_referentorienta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orientstruct_us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orientstruct_haspiecejoin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orientstruct_origin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personn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typocontra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dd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df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diplome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form_comp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expr_pro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aut_expr_pro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rg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actions_prev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obsta_ren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service_soutie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pers_charg_suiv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objectifs_fixe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engag_objec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sect_acti_emp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emp_occup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duree_hebdo_emp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nat_cont_trav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duree_cd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duree_enga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nature_proje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observ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decision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datevalidation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date_saisi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lieu_saisi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emp_trouv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forme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commentaire_ac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raison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aviseqplur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sitfam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sitpro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observ_bene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refer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avisraison_c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type_demand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num_contra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typeinser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bilancontra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engag_object_refer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outilsmobilise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outilsamobilise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niveausalai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zonegeographiqu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autreavisradia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autreavissuspens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datesuspensionparticulie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dateradiationparticulie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faitsuitea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positionce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create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modifie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current_ac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haspiecejoin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avena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sitfa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typeocclo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persacharg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cmu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cmu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contratinsertion_objetcerprecaut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motifpd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typepdo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typenotifpdo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datereceptionpdo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originepdo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choixpd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dateenvoiop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daterevis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dateecheanc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decis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suivi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autre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refer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nonadmi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categoriegenera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categoriedetai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personn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us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iscomple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isdecisionop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decisionop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datedecisionop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observationoop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etatdossierpd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serviceinstructeu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create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modifie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orgpayeu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haspiec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structurereferente_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structurereferente_lib_stru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structurereferente_num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structurereferente_type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structurereferente_nom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structurereferente_code_posta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structurereferente_vill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structurereferente_code_inse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structurereferente_filtre_zone_ge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structurereferente_contratengagem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structurereferente_ap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structurereferente_orienta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structurereferente_pd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structurereferente_numte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structurereferente_typeorient_parent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structurereferente_typeorient_lib_type_ori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structurereferente_typeorient_modele_noti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structurereferente_typeorient_modele_notif_cohor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propopdo_structurereferente_typeorient_acti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historiqueetatp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historiqueetatpe_informationp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historiqueetatpe_identifiantp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historiqueetatpe_da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historiqueetatpe_eta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historiqueetatpe_cod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historiqueetatpe_moti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structurereferente_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structurereferente_lib_stru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structurereferente_num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structurereferente_type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structurereferente_nom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structurereferente_code_posta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structurereferente_vill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structurereferente_code_inse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structurereferente_filtre_zone_ge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structurereferente_contratengagem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structurereferente_ap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structurereferente_orienta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structurereferente_pd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structurereferente_numte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structurereferente_typeorient_parent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structurereferente_typeorient_lib_type_ori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structurereferente_typeorient_modele_noti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Demandes de suspension</text:p>
          </table:table-cell>
          <table:table-cell office:value-type="string">
            <text:p>structurereferente_typeorient_modele_notif_cohor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table:style-name="ce18" office:value-type="string">
            <text:p>Demandes de suspension</text:p>
          </table:table-cell>
          <table:table-cell table:style-name="ce20" office:value-type="string">
            <text:p>structurereferente_typeorient_actif</text:p>
          </table:table-cell>
          <table:table-cell table:style-name="ce20" office:value-type="string">
            <text:p>text</text:p>
          </table:table-cell>
          <table:table-cell table:style-name="ce23"/>
        </table:table-row>
        <table:table-row table:style-name="ro1">
          <table:table-cell table:style-name="ce16" office:value-type="string">
            <text:p>Réorientations</text:p>
          </table:table-cell>
          <table:table-cell table:style-name="ce19" office:value-type="string">
            <text:p>reorientationep93_id</text:p>
          </table:table-cell>
          <table:table-cell table:style-name="ce19" office:value-type="string">
            <text:p>text</text:p>
          </table:table-cell>
          <table:table-cell table:style-name="ce21"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dossier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orientstruc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datedemande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refer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motifreorientep93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commentai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accordaccuei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desaccordaccuei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accordallocatai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urg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creat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creat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modifi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modifi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orientationep93_us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_etap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_decis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_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_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_refer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_commentai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_creat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_creat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_modified_ti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_modified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_passagecommissione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_raisonnonpassag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_decisionpcg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_us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_orientstruc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typeorientpropos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typeorientpropose_parent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typeorientpropose_lib_type_ori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typeorientpropose_modele_noti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typeorientpropose_modele_notif_cohor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typeorientpropose_acti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propos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propose_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propose_lib_stru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propose_num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propose_type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propose_nom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propose_code_posta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propose_vill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propose_code_inse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propose_filtre_zone_ge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propose_contratengagem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propose_ap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propose_orienta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propose_pd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structurereferentepropose_numte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ferentpropos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ferentpropose_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ferentpropose_no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ferentpropose_preno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ferentpropose_numero_pos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ferentpropose_emai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ferentpropose_qua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referentpropose_fonc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typeorient_parent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typeorient_lib_type_ori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typeorient_modele_noti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typeorient_modele_notif_cohort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typeorient_acti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structurereferente_typeorient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structurereferente_lib_struc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structurereferente_num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structurereferente_type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structurereferente_nom_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structurereferente_code_posta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structurereferente_vill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structurereferente_code_inse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structurereferente_filtre_zone_ge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structurereferente_contratengagement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structurereferente_ap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structurereferente_orientation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Réorientations</text:p>
          </table:table-cell>
          <table:table-cell office:value-type="string">
            <text:p>decisionreorientationep93structurereferente_pd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table:style-name="ce18" office:value-type="string">
            <text:p>Réorientations</text:p>
          </table:table-cell>
          <table:table-cell table:style-name="ce20" office:value-type="string">
            <text:p>decisionreorientationep93structurereferente_numtel</text:p>
          </table:table-cell>
          <table:table-cell table:style-name="ce20" office:value-type="string">
            <text:p>text</text:p>
          </table:table-cell>
          <table:table-cell table:style-name="ce23"/>
        </table:table-row>
        <table:table-row table:style-name="ro3">
          <table:table-cell table:style-name="ce16" office:value-type="string">
            <text:p>Non respect du CER</text:p>
          </table:table-cell>
          <table:table-cell table:style-name="ce19" office:value-type="string">
            <text:p>signalementep93_id</text:p>
          </table:table-cell>
          <table:table-cell table:style-name="ce19" office:value-type="string">
            <text:p>text</text:p>
          </table:table-cell>
          <table:table-cell table:style-name="ce21"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ignalementep93_contratinsertion_id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ignalementep93_motif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Non respect du CER</text:p>
          </table:table-cell>
          <table:table-cell office:value-type="string">
            <text:p>signalementep93_date</text:p>
          </table:table-cell>
          <table:table-cell office:value-type="string">
            <text:p>date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ignalementep93_rang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ignalementep93_created_time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ignalementep93_created</text:p>
          </table:table-cell>
          <table:table-cell office:value-type="string">
            <text:p>date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ignalementep93_modified_time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ignalementep93_modified</text:p>
          </table:table-cell>
          <table:table-cell office:value-type="string">
            <text:p>date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ignalementep93_dossierep_id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ignalementep93_datedelaisuppl</text:p>
          </table:table-cell>
          <table:table-cell office:value-type="string">
            <text:p>date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decisionsignalementep93_id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decisionsignalementep93_passagecommissionep_id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decisionsignalementep93_etape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decisionsignalementep93_decision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decisionsignalementep93_montantreduction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decisionsignalementep93_dureesursis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decisionsignalementep93_commentaire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decisionsignalementep93_raisonnonpassage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decisionsignalementep93_created_time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decisionsignalementep93_created</text:p>
          </table:table-cell>
          <table:table-cell office:value-type="string">
            <text:p>date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decisionsignalementep93_modified_time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decisionsignalementep93_modified</text:p>
          </table:table-cell>
          <table:table-cell office:value-type="string">
            <text:p>date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decisionsignalementep93_decisionpcg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decisionsignalementep93_user_id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id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personne_id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typocontrat_id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dd_ci</text:p>
          </table:table-cell>
          <table:table-cell office:value-type="string">
            <text:p>date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df_ci</text:p>
          </table:table-cell>
          <table:table-cell office:value-type="string">
            <text:p>date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diplomes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form_compl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expr_prof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aut_expr_prof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rg_ci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actions_prev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obsta_renc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service_soutien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pers_charg_suivi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objectifs_fixes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engag_object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sect_acti_emp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emp_occupe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duree_hebdo_emp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nat_cont_trav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duree_cdd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duree_engag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nature_projet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observ_ci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decision_ci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datevalidation_ci</text:p>
          </table:table-cell>
          <table:table-cell office:value-type="string">
            <text:p>date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date_saisi_ci</text:p>
          </table:table-cell>
          <table:table-cell office:value-type="string">
            <text:p>date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lieu_saisi_ci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emp_trouv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forme_ci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commentaire_action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raison_ci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aviseqpluri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sitfam_ci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sitpro_ci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observ_benef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referent_id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avisraison_ci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type_demande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num_contrat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typeinsertion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bilancontrat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engag_object_referent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outilsmobilises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outilsamobiliser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niveausalaire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zonegeographique_id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autreavisradiation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autreavissuspension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datesuspensionparticulier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dateradiationparticulier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faitsuitea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positioncer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created_time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created</text:p>
          </table:table-cell>
          <table:table-cell office:value-type="string">
            <text:p>date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modified_time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modified</text:p>
          </table:table-cell>
          <table:table-cell office:value-type="string">
            <text:p>date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current_action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haspiecejointe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avenant_id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sitfam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typeocclog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persacharge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cmu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cmuc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contratinsertion_objetcerprecautre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tructurereferente_typeorient_id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tructurereferente_lib_struc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tructurereferente_num_voie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tructurereferente_type_voie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tructurereferente_nom_voie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tructurereferente_code_postal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tructurereferente_ville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tructurereferente_code_insee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tructurereferente_filtre_zone_geo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tructurereferente_contratengagement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tructurereferente_apre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tructurereferente_orientation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structurereferente_pdo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table:style-name="ce24" office:value-type="string">
            <text:p>structurereferente_numtel</text:p>
          </table:table-cell>
          <table:table-cell table:style-name="ce24"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typeorient_id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typeorient_parentid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typeorient_lib_type_orient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typeorient_modele_notif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Non respect du CER</text:p>
          </table:table-cell>
          <table:table-cell office:value-type="string">
            <text:p>typeorient_modele_notif_cohorte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table:style-name="ce18" office:value-type="string">
            <text:p>Non respect du CER</text:p>
          </table:table-cell>
          <table:table-cell table:style-name="ce20" office:value-type="string">
            <text:p>typeorient_actif</text:p>
          </table:table-cell>
          <table:table-cell table:style-name="ce20" office:value-type="string">
            <text:p>text</text:p>
          </table:table-cell>
          <table:table-cell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vertical-align="top" style:vertical-justify="auto"/>
      <style:paragraph-properties css3t:text-justify="auto"/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ackground-color="#e6e6ff" style:rotation-angle="0" style:vertical-justify="auto"/>
      <style:paragraph-properties css3t:text-justify="auto"/>
      <style:text-properties fo:font-size="10pt" fo:font-style="normal" fo:font-weight="normal" style:font-weight-asian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5">15/11/2011</text:date>, <text:time>10:3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Buffin</meta:initial-creator>
    <meta:creation-date>2011-11-14T14:32:15</meta:creation-date>
    <meta:generator>LibreOffice/3.3$Linux LibreOffice_project/330m19$Build-202</meta:generator>
    <dc:date>2011-11-15T10:31:47</dc:date>
    <dc:creator>Christian Buffin</dc:creator>
    <meta:editing-duration>PT4H42M53S</meta:editing-duration>
    <meta:editing-cycles>94</meta:editing-cycles>
    <meta:printed-by>Christian Buffin</meta:printed-by>
    <meta:print-date>2011-11-15T09:41:40</meta:print-date>
    <meta:document-statistic meta:table-count="3" meta:cell-count="3523" meta:object-count="0"/>
  </office:meta>
</office:document-meta>
</file>